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Window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Window</text:h>
                    <text:list>
                        <text:list-item>
                            <text:h text:style-name="Heading_20_2" text:outline-level="2">Description</text:h>
                        </text:list-item>
                    </text:list>
                </text:list-item>
            </text:list>

            <text:p text:style-name="Standard">This widget is work in progress, it means that you can add it to your project and Studio will generate all the code for its creation, but for anything more than that you should do it in your custom code, for example after <text:span text:style-name="backtick">ui_init()</text:span> has been called.</text:p><text:p text:style-name="Standard">More info (<text:a xlink:type="simple" xlink:href="https://docs.lvgl.io/master/widgets/win.html" text:style-name="Internet_20_link" text:visited-style-name="Visited_20_Internet_20_Link">link</text:a>)</text:p>

            
                <text:list xml:id="list_Window2" text:continue-numbering="true" text:continue-list="list_Window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Window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Window4" text:continue-numbering="true" text:continue-list="list_Window3"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Window5" text:continue-numbering="true" text:continue-list="list_Window4"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Window6" text:continue-numbering="true" text:continue-list="list_Window5"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Window7" text:continue-numbering="true" text:continue-list="list_Window6"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Window8"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Window9" text:continue-numbering="true" text:continue-list="list_Window7"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Window10" text:continue-numbering="true" text:continue-list="list_Window9"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Window11"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Window12" text:continue-numbering="true" text:continue-list="list_Window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Window13" text:continue-numbering="true" text:continue-list="list_Window12"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Window14"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Window15" text:continue-numbering="true" text:continue-list="list_Window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Window16" text:continue-numbering="true" text:continue-list="list_Window15"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Window17"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Window18" text:continue-numbering="true" text:continue-list="list_Window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Window19" text:continue-numbering="true" text:continue-list="list_Window18"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Window20" text:continue-numbering="true" text:continue-list="list_Window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Window21" text:continue-numbering="true" text:continue-list="list_Window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Window22" text:continue-numbering="true" text:continue-list="list_Window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Window23" text:continue-numbering="true" text:continue-list="list_Window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Window24" text:continue-numbering="true" text:continue-list="list_Window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Window25" text:continue-numbering="true" text:continue-list="list_Window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Window26" text:continue-numbering="true" text:continue-list="list_Window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Window27" text:continue-numbering="true" text:continue-list="list_Window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Window28" text:continue-numbering="true" text:continue-list="list_Window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Window29" text:continue-numbering="true" text:continue-list="list_Window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Window30" text:continue-numbering="true" text:continue-list="list_Window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Window31" text:continue-numbering="true" text:continue-list="list_Window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Window32" text:continue-numbering="true" text:continue-list="list_Window31"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Window33" text:continue-numbering="true" text:continue-list="list_Window32"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Window34" text:continue-numbering="true" text:continue-list="list_Window33"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Window35" text:continue-numbering="true" text:continue-list="list_Window34"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Window36" text:continue-numbering="true" text:continue-list="list_Window35"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Window37" text:continue-numbering="true" text:continue-list="list_Window36"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Window38" text:continue-numbering="true" text:continue-list="list_Window37"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Window39" text:continue-numbering="true" text:continue-list="list_Window38"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Window40" text:continue-numbering="true" text:continue-list="list_Window39"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Window41" text:continue-numbering="true" text:continue-list="list_Window40"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Window42" text:continue-numbering="true" text:continue-list="list_Window41"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Window43"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Window44" text:continue-numbering="true" text:continue-list="list_Window42"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Window45"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Window46" text:continue-numbering="true" text:continue-list="list_Window44"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Window47" text:continue-numbering="true" text:continue-list="list_Window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Window48" text:continue-numbering="true" text:continue-list="list_Window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Window49" text:continue-numbering="true" text:continue-list="list_Window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Window50" text:continue-numbering="true" text:continue-list="list_Window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Window51" text:continue-numbering="true" text:continue-list="list_Window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Window52" text:continue-numbering="true" text:continue-list="list_Window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Window53"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Window54" text:continue-numbering="true" text:continue-list="list_Window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Window55" text:continue-numbering="true" text:continue-list="list_Window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Window56" text:continue-numbering="true" text:continue-list="list_Window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